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d1f" officeooo:paragraph-rsid="0002bcb8"/>
    </style:style>
    <style:style style:name="P2" style:family="paragraph" style:parent-style-name="Standard">
      <style:text-properties officeooo:rsid="0004aff7" officeooo:paragraph-rsid="0004aff7"/>
    </style:style>
    <style:style style:name="P3" style:family="paragraph" style:parent-style-name="Standard">
      <style:text-properties officeooo:rsid="0004aff7" officeooo:paragraph-rsid="00403dbb"/>
    </style:style>
    <style:style style:name="P4" style:family="paragraph" style:parent-style-name="Standard">
      <style:text-properties officeooo:rsid="0004aff7" officeooo:paragraph-rsid="004edf20"/>
    </style:style>
    <style:style style:name="P5" style:family="paragraph" style:parent-style-name="Standard">
      <style:text-properties officeooo:rsid="000528a1" officeooo:paragraph-rsid="000528a1"/>
    </style:style>
    <style:style style:name="P6" style:family="paragraph" style:parent-style-name="Standard">
      <style:text-properties officeooo:rsid="000528a1" officeooo:paragraph-rsid="000e976b"/>
    </style:style>
    <style:style style:name="P7" style:family="paragraph" style:parent-style-name="Standard">
      <style:text-properties officeooo:rsid="00101cee" officeooo:paragraph-rsid="000528a1"/>
    </style:style>
    <style:style style:name="P8" style:family="paragraph" style:parent-style-name="Standard">
      <style:text-properties officeooo:rsid="001118aa" officeooo:paragraph-rsid="001118aa"/>
    </style:style>
    <style:style style:name="P9" style:family="paragraph" style:parent-style-name="Standard">
      <style:text-properties officeooo:rsid="001118aa" officeooo:paragraph-rsid="001304b0"/>
    </style:style>
    <style:style style:name="P10" style:family="paragraph" style:parent-style-name="Standard">
      <style:text-properties officeooo:rsid="001118aa" officeooo:paragraph-rsid="0021ac68"/>
    </style:style>
    <style:style style:name="P11" style:family="paragraph" style:parent-style-name="Standard">
      <style:text-properties officeooo:rsid="001118aa" officeooo:paragraph-rsid="003aaa7a"/>
    </style:style>
    <style:style style:name="P12" style:family="paragraph" style:parent-style-name="Standard">
      <style:text-properties officeooo:rsid="001118aa" officeooo:paragraph-rsid="007229c7"/>
    </style:style>
    <style:style style:name="P13" style:family="paragraph" style:parent-style-name="Standard">
      <style:text-properties officeooo:rsid="001118aa" officeooo:paragraph-rsid="007e727b"/>
    </style:style>
    <style:style style:name="P14" style:family="paragraph" style:parent-style-name="Standard">
      <style:text-properties officeooo:rsid="001118aa" officeooo:paragraph-rsid="0081e4b6"/>
    </style:style>
    <style:style style:name="P15" style:family="paragraph" style:parent-style-name="Standard">
      <style:text-properties officeooo:rsid="001304b0" officeooo:paragraph-rsid="001304b0"/>
    </style:style>
    <style:style style:name="P16" style:family="paragraph" style:parent-style-name="Standard">
      <style:text-properties style:text-underline-style="solid" style:text-underline-width="auto" style:text-underline-color="font-color" officeooo:rsid="001118aa" officeooo:paragraph-rsid="0081e4b6"/>
    </style:style>
    <style:style style:name="P17" style:family="paragraph" style:parent-style-name="Standard">
      <style:text-properties style:text-underline-style="solid" style:text-underline-width="auto" style:text-underline-color="font-color" fo:font-weight="bold" officeooo:rsid="001118aa" officeooo:paragraph-rsid="001118aa"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118aa" officeooo:paragraph-rsid="0045ed1c"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24919f" officeooo:paragraph-rsid="0024919f"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24919f" officeooo:paragraph-rsid="0045ed1c"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24919f" officeooo:paragraph-rsid="00716f91"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02bcb8" officeooo:paragraph-rsid="0002bcb8"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3bed2e" officeooo:paragraph-rsid="003bed2e" style:font-weight-asian="bold" style:font-weight-complex="bold"/>
    </style:style>
    <style:style style:name="P24" style:family="paragraph" style:parent-style-name="Standard">
      <style:text-properties style:text-underline-style="solid" style:text-underline-width="auto" style:text-underline-color="font-color" fo:font-weight="normal" officeooo:rsid="001304b0" officeooo:paragraph-rsid="00474f4e" style:font-weight-asian="normal" style:font-weight-complex="normal"/>
    </style:style>
    <style:style style:name="P25" style:family="paragraph" style:parent-style-name="Standard">
      <style:text-properties style:text-underline-style="none" fo:font-weight="normal" officeooo:rsid="0024919f" officeooo:paragraph-rsid="0024919f" style:font-weight-asian="normal" style:font-weight-complex="normal"/>
    </style:style>
    <style:style style:name="P26" style:family="paragraph" style:parent-style-name="Standard">
      <style:text-properties style:text-underline-style="none" fo:font-weight="normal" officeooo:rsid="0024919f" officeooo:paragraph-rsid="007229c7" style:font-weight-asian="normal" style:font-weight-complex="normal"/>
    </style:style>
    <style:style style:name="P27" style:family="paragraph" style:parent-style-name="Standard">
      <style:text-properties style:text-underline-style="none" fo:font-weight="normal" officeooo:rsid="004927fc" officeooo:paragraph-rsid="004927fc" style:font-weight-asian="normal" style:font-weight-complex="normal"/>
    </style:style>
    <style:style style:name="P28" style:family="paragraph" style:parent-style-name="Standard">
      <style:text-properties style:text-underline-style="none" fo:font-weight="normal" officeooo:rsid="004927fc" officeooo:paragraph-rsid="004d94bd" style:font-weight-asian="normal" style:font-weight-complex="normal"/>
    </style:style>
    <style:style style:name="P29" style:family="paragraph" style:parent-style-name="Standard">
      <style:text-properties style:text-underline-style="none" fo:font-weight="normal" officeooo:rsid="0054431a" officeooo:paragraph-rsid="0054431a" style:font-weight-asian="normal" style:font-weight-complex="normal"/>
    </style:style>
    <style:style style:name="P30" style:family="paragraph" style:parent-style-name="Standard">
      <style:text-properties style:text-underline-style="none" fo:font-weight="normal" officeooo:rsid="001118aa" officeooo:paragraph-rsid="0081e4b6" style:font-weight-asian="normal" style:font-weight-complex="normal"/>
    </style:style>
    <style:style style:name="P31" style:family="paragraph" style:parent-style-name="Standard">
      <style:text-properties style:text-underline-style="none" officeooo:rsid="0055cf28" officeooo:paragraph-rsid="0055cf28"/>
    </style:style>
    <style:style style:name="P32" style:family="paragraph" style:parent-style-name="Standard">
      <style:text-properties style:text-underline-style="none" officeooo:rsid="0055cf28" officeooo:paragraph-rsid="00681e46"/>
    </style:style>
    <style:style style:name="P33" style:family="paragraph" style:parent-style-name="Standard">
      <style:text-properties style:text-underline-style="none" officeooo:rsid="005ecdf4" officeooo:paragraph-rsid="005ecdf4"/>
    </style:style>
    <style:style style:name="P34" style:family="paragraph" style:parent-style-name="Standard">
      <style:text-properties style:text-underline-style="none" officeooo:rsid="0063f4bd" officeooo:paragraph-rsid="0063f4bd"/>
    </style:style>
    <style:style style:name="P35" style:family="paragraph" style:parent-style-name="Standard">
      <style:text-properties style:text-underline-style="none" officeooo:rsid="006b7b81" officeooo:paragraph-rsid="006b7b81"/>
    </style:style>
    <style:style style:name="P36" style:family="paragraph" style:parent-style-name="Standard">
      <style:text-properties style:text-underline-style="none" officeooo:rsid="001118aa" officeooo:paragraph-rsid="0081e4b6"/>
    </style:style>
    <style:style style:name="P37" style:family="paragraph" style:parent-style-name="Standard">
      <style:text-properties officeooo:rsid="0055cf28" officeooo:paragraph-rsid="0055cf28"/>
    </style:style>
    <style:style style:name="P38" style:family="paragraph" style:parent-style-name="Standard">
      <style:text-properties officeooo:rsid="001304b0" officeooo:paragraph-rsid="001304b0"/>
    </style:style>
    <style:style style:name="P39" style:family="paragraph" style:parent-style-name="Standard">
      <style:text-properties officeooo:rsid="001c3ef0" officeooo:paragraph-rsid="001304b0"/>
    </style:style>
    <style:style style:name="P40" style:family="paragraph" style:parent-style-name="Standard">
      <style:text-properties officeooo:rsid="0021ac68" officeooo:paragraph-rsid="0021ac68"/>
    </style:style>
    <style:style style:name="P41" style:family="paragraph" style:parent-style-name="Standard">
      <style:text-properties style:text-underline-style="none" officeooo:rsid="003a3c62" officeooo:paragraph-rsid="003aaa7a"/>
    </style:style>
    <style:style style:name="P42" style:family="paragraph" style:parent-style-name="Standard">
      <style:text-properties style:text-underline-style="none" officeooo:rsid="003ba9a2" officeooo:paragraph-rsid="003aaa7a"/>
    </style:style>
    <style:style style:name="P43" style:family="paragraph" style:parent-style-name="Standard">
      <style:text-properties style:text-underline-style="none" fo:font-weight="normal" officeooo:rsid="008b4a75" officeooo:paragraph-rsid="0081e4b6" style:font-weight-asian="normal" style:font-weight-complex="normal"/>
    </style:style>
    <style:style style:name="P44" style:family="paragraph" style:parent-style-name="Standard">
      <style:text-properties style:text-underline-style="solid" style:text-underline-width="auto" style:text-underline-color="font-color" fo:font-weight="bold" officeooo:rsid="0002bcb8" officeooo:paragraph-rsid="003d04c6" style:font-weight-asian="bold" style:font-weight-complex="bold"/>
    </style:style>
    <style:style style:name="P45" style:family="paragraph" style:parent-style-name="Standard">
      <style:text-properties officeooo:rsid="004133b1" officeooo:paragraph-rsid="004edf20"/>
    </style:style>
    <style:style style:name="T1" style:family="text">
      <style:text-properties officeooo:rsid="000528a1"/>
    </style:style>
    <style:style style:name="T2" style:family="text">
      <style:text-properties officeooo:rsid="001304b0"/>
    </style:style>
    <style:style style:name="T3" style:family="text">
      <style:text-properties officeooo:rsid="00141a17"/>
    </style:style>
    <style:style style:name="T4" style:family="text">
      <style:text-properties officeooo:rsid="0015578f"/>
    </style:style>
    <style:style style:name="T5" style:family="text">
      <style:text-properties officeooo:rsid="001bc491"/>
    </style:style>
    <style:style style:name="T6" style:family="text">
      <style:text-properties officeooo:rsid="001c3ef0"/>
    </style:style>
    <style:style style:name="T7" style:family="text">
      <style:text-properties officeooo:rsid="00228748"/>
    </style:style>
    <style:style style:name="T8" style:family="text">
      <style:text-properties officeooo:rsid="0022b33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41a17"/>
    </style:style>
    <style:style style:name="T11" style:family="text">
      <style:text-properties style:text-underline-style="solid" style:text-underline-width="auto" style:text-underline-color="font-color" officeooo:rsid="001c3ef0"/>
    </style:style>
    <style:style style:name="T12" style:family="text">
      <style:text-properties style:text-underline-style="solid" style:text-underline-width="auto" style:text-underline-color="font-color" officeooo:rsid="0025fb71"/>
    </style:style>
    <style:style style:name="T13" style:family="text">
      <style:text-properties style:text-underline-style="solid" style:text-underline-width="auto" style:text-underline-color="font-color" officeooo:rsid="002902e3"/>
    </style:style>
    <style:style style:name="T14" style:family="text">
      <style:text-properties style:text-underline-style="solid" style:text-underline-width="auto" style:text-underline-color="font-color" officeooo:rsid="0021ac68"/>
    </style:style>
    <style:style style:name="T15" style:family="text">
      <style:text-properties style:text-underline-style="solid" style:text-underline-width="auto" style:text-underline-color="font-color" officeooo:rsid="003a3c62"/>
    </style:style>
    <style:style style:name="T16" style:family="text">
      <style:text-properties style:text-underline-style="solid" style:text-underline-width="auto" style:text-underline-color="font-color" fo:font-weight="bold" officeooo:rsid="003a3c62" style:font-weight-asian="bold" style:font-weight-complex="bold"/>
    </style:style>
    <style:style style:name="T17" style:family="text">
      <style:text-properties style:text-underline-style="solid" style:text-underline-width="auto" style:text-underline-color="font-color" fo:font-weight="bold" officeooo:rsid="003c8436" style:font-weight-asian="bold" style:font-weight-complex="bold"/>
    </style:style>
    <style:style style:name="T18" style:family="text">
      <style:text-properties style:text-underline-style="solid" style:text-underline-width="auto" style:text-underline-color="font-color" fo:font-weight="bold" officeooo:rsid="003edef6" style:font-weight-asian="bold" style:font-weight-complex="bold"/>
    </style:style>
    <style:style style:name="T19" style:family="text">
      <style:text-properties style:text-underline-style="solid" style:text-underline-width="auto" style:text-underline-color="font-color" officeooo:rsid="005ecdf4"/>
    </style:style>
    <style:style style:name="T20" style:family="text">
      <style:text-properties style:text-underline-style="solid" style:text-underline-width="auto" style:text-underline-color="font-color" officeooo:rsid="006b161f"/>
    </style:style>
    <style:style style:name="T21" style:family="text">
      <style:text-properties style:text-underline-style="solid" style:text-underline-width="auto" style:text-underline-color="font-color" officeooo:rsid="007e727b"/>
    </style:style>
    <style:style style:name="T22" style:family="text">
      <style:text-properties style:text-underline-style="solid" style:text-underline-width="auto" style:text-underline-color="font-color" officeooo:rsid="00801866"/>
    </style:style>
    <style:style style:name="T23" style:family="text">
      <style:text-properties style:text-underline-style="solid" style:text-underline-width="auto" style:text-underline-color="font-color" officeooo:rsid="008b4a75"/>
    </style:style>
    <style:style style:name="T24" style:family="text">
      <style:text-properties officeooo:rsid="00258dc6"/>
    </style:style>
    <style:style style:name="T25" style:family="text">
      <style:text-properties style:text-underline-style="none"/>
    </style:style>
    <style:style style:name="T26" style:family="text">
      <style:text-properties style:text-underline-style="none" officeooo:rsid="002902e3"/>
    </style:style>
    <style:style style:name="T27" style:family="text">
      <style:text-properties style:text-underline-style="none" officeooo:rsid="002bdf03"/>
    </style:style>
    <style:style style:name="T28" style:family="text">
      <style:text-properties style:text-underline-style="none" officeooo:rsid="002f1d10"/>
    </style:style>
    <style:style style:name="T29" style:family="text">
      <style:text-properties style:text-underline-style="none" officeooo:rsid="002fac73"/>
    </style:style>
    <style:style style:name="T30" style:family="text">
      <style:text-properties style:text-underline-style="none" officeooo:rsid="003208ce"/>
    </style:style>
    <style:style style:name="T31" style:family="text">
      <style:text-properties style:text-underline-style="none" officeooo:rsid="003498fb"/>
    </style:style>
    <style:style style:name="T32" style:family="text">
      <style:text-properties style:text-underline-style="none" officeooo:rsid="00385e83"/>
    </style:style>
    <style:style style:name="T33" style:family="text">
      <style:text-properties style:text-underline-style="none" officeooo:rsid="003a3c62"/>
    </style:style>
    <style:style style:name="T34" style:family="text">
      <style:text-properties style:text-underline-style="none" officeooo:rsid="003ba9a2"/>
    </style:style>
    <style:style style:name="T35" style:family="text">
      <style:text-properties style:text-underline-style="none" officeooo:rsid="003edef6"/>
    </style:style>
    <style:style style:name="T36" style:family="text">
      <style:text-properties style:text-underline-style="none" officeooo:rsid="0079a10c"/>
    </style:style>
    <style:style style:name="T37" style:family="text">
      <style:text-properties style:text-underline-style="none" officeooo:rsid="007a50a8"/>
    </style:style>
    <style:style style:name="T38" style:family="text">
      <style:text-properties style:text-underline-style="none" officeooo:rsid="007dc837"/>
    </style:style>
    <style:style style:name="T39" style:family="text">
      <style:text-properties style:text-underline-style="none" officeooo:rsid="008483ec"/>
    </style:style>
    <style:style style:name="T40" style:family="text">
      <style:text-properties style:text-underline-style="none" officeooo:rsid="00871655"/>
    </style:style>
    <style:style style:name="T41" style:family="text">
      <style:text-properties style:text-underline-style="none" officeooo:rsid="00884391"/>
    </style:style>
    <style:style style:name="T42" style:family="text">
      <style:text-properties officeooo:rsid="002a4123"/>
    </style:style>
    <style:style style:name="T43" style:family="text">
      <style:text-properties officeooo:rsid="004133b1"/>
    </style:style>
    <style:style style:name="T44" style:family="text">
      <style:text-properties officeooo:rsid="0054431a"/>
    </style:style>
    <style:style style:name="T45" style:family="text">
      <style:text-properties officeooo:rsid="0056a473"/>
    </style:style>
    <style:style style:name="T46" style:family="text">
      <style:text-properties officeooo:rsid="0058b749"/>
    </style:style>
    <style:style style:name="T47" style:family="text">
      <style:text-properties officeooo:rsid="005b9039"/>
    </style:style>
    <style:style style:name="T48" style:family="text">
      <style:text-properties officeooo:rsid="005ecdf4"/>
    </style:style>
    <style:style style:name="T49" style:family="text">
      <style:text-properties officeooo:rsid="00608381"/>
    </style:style>
    <style:style style:name="T50" style:family="text">
      <style:text-properties officeooo:rsid="006486f5"/>
    </style:style>
    <style:style style:name="T51" style:family="text">
      <style:text-properties officeooo:rsid="006e4e4f"/>
    </style:style>
    <style:style style:name="T52" style:family="text">
      <style:text-properties officeooo:rsid="00700868"/>
    </style:style>
    <style:style style:name="T53" style:family="text">
      <style:text-properties officeooo:rsid="0077bd17"/>
    </style:style>
    <style:style style:name="T54" style:family="text">
      <style:text-properties officeooo:rsid="00899f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as général :</text:p>
      <text:p text:style-name="P22">Description de l’environnement :</text:p>
      <text:p text:style-name="P1"/>
      <text:p text:style-name="P2"><text:span text:style-name="T1">L’</text:span>environnement <text:span text:style-name="T1">qui sera associé au déploiement</text:span> est composé de :</text:p>
      <text:p text:style-name="P6">-Un système opérationnel ;</text:p>
      <text:p text:style-name="P5">-Un <text:span text:style-name="T2">système de </text:span>contr<text:span text:style-name="T3">ô</text:span>l<text:span text:style-name="T3">e</text:span> ;</text:p>
      <text:p text:style-name="P5">-<text:span text:style-name="T5">Capteurs pour les requêtes des utilisateurs ;</text:span></text:p>
      <text:p text:style-name="P5">-<text:span text:style-name="T5">Capteurs pour le changement d’étage de l’ascenseur.</text:span></text:p>
      <text:p text:style-name="P7"/>
      <text:p text:style-name="P17">Les communications <text:span text:style-name="T8">e</text:span>ntre chacun de ses composants <text:span text:style-name="T4">sont</text:span> ansi <text:span text:style-name="T4">organisé</text:span> :</text:p>
      <text:p text:style-name="P19">( ou bien : La communication E/S inter-composants)</text:p>
      <text:p text:style-name="P8"/>
      <text:p text:style-name="P15"><text:tab/>S<text:span text:style-name="T9">ystème de contr</text:span><text:span text:style-name="T10">ô</text:span><text:span text:style-name="T9">l</text:span><text:span text:style-name="T10">e</text:span><text:span text:style-name="T9"> → système opérationnel </text:span></text:p>
      <text:p text:style-name="P9">-<text:span text:style-name="T2">Le système de contrôle pourrat envoyer des ‘ordres’ au systèmes opérationnel selon un protocole très stricte.</text:span></text:p>
      <text:p text:style-name="P15">-Ce protocole permet la diffusion de quatres ordres : « Monter », « Descendre », « Arrêt au prochain <text:s text:c="2"/>étage » et « Arrêt d’urgence »</text:p>
      <text:p text:style-name="P9"/>
      <text:p text:style-name="P9"><text:tab/><text:span text:style-name="T11">Capteurs pour les requêtes utilisateurs → système de contrôle</text:span></text:p>
      <text:p text:style-name="P9">-<text:span text:style-name="T6">Les capteurs transmettront les requête au système de contrôle selon un protocole précis.</text:span></text:p>
      <text:p text:style-name="P9">-<text:span text:style-name="T6">Les requêtes qui traverse ce protocole auront deux syntaxes possibles : </text:span></text:p>
      <text:p text:style-name="P39"><text:tab/>soit : &lt;s-i&gt; </text:p>
      <text:p text:style-name="P39">où i représente l’étage, s ={m,d,a} représente respectivement si l’utilisateur est à l’extérieur de l’ascenseur à l’étage i et souhaite monter, si l’utilisateur est à l’extérieur de l’ascenseur à l’étage i <text:s/>et souhaite descendre, et si l’utilisateur est dans l’ascenseur est souhaite aller à l’étage i.</text:p>
      <text:p text:style-name="P10"><text:tab/><text:span text:style-name="T42">soit : &lt;AA&gt;</text:span></text:p>
      <text:p text:style-name="P40">AA représente une requête d’arrêt d’urgence (et donc aussi d’annulation d’arrêt d’urgence).</text:p>
      <text:p text:style-name="P9"><text:tab/></text:p>
      <text:p text:style-name="P9"><text:tab/><text:span text:style-name="T14">Capteurs pour le changement d’étage de l’ascenseur → système de contrôle</text:span></text:p>
      <text:p text:style-name="P9">-<text:span text:style-name="T7">A voir selon réponse cette aprèm.</text:span></text:p>
      <text:p text:style-name="P9"><text:tab/></text:p>
      <text:p text:style-name="P19">Organisations des E/S intra-composants :</text:p>
      <text:p text:style-name="P25"><text:tab/><text:span text:style-name="T12">Le système Opérationnel :</text:span></text:p>
      <text:p text:style-name="P8"><text:tab/>-L<text:span text:style-name="T24">ors de la réception d’un ordre, le système opérationnel devra être capable de faire exécuter cet ordre par l’environnement sur lequel il est déployer, ça pourrat être le moteur physique de l’ascenseur ou bien une simulation graphique de l’ascenseur.</text:span></text:p>
      <text:p text:style-name="P8"><text:tab/><text:span text:style-name="T13">Le système de Contrôle :</text:span></text:p>
      <text:p text:style-name="P8"><text:span text:style-name="T26"><text:tab/>-</text:span><text:span text:style-name="T27">Ce sytème est composé de deux entrées : une pour les requêtes utilisateurs, l’autre pour la notification du nouvel étage </text:span><text:span text:style-name="T28">de l’ascenseur</text:span><text:span text:style-name="T27">.</text:span></text:p>
      <text:p text:style-name="P8"><text:span text:style-name="T27"><text:tab/>-</text:span><text:span text:style-name="T29">Il devrat mettre à jour le modèle correpondant à la situation actuelle en fonction des messages reçu dans ses entrées. </text:span><text:span text:style-name="T30">( // Détailler le modèle ? Sinon &lt;=&gt; environnement)</text:span></text:p>
      <text:p text:style-name="P8"><text:span text:style-name="T29"><text:tab/>-</text:span><text:span text:style-name="T31">Calculer les ordres qu’il devrat envoyer au système opérationnel, et l’ordonnancement de ces ordres, </text:span><text:span text:style-name="T32">puis les envoyer.</text:span></text:p>
      <text:p text:style-name="P8"><text:span text:style-name="T32"><text:tab/></text:span><text:span text:style-name="T15">Les capteurs </text:span></text:p>
      <text:p text:style-name="P41"><text:tab/>-Les liens entre les détections des capteurs et les messages transmient au système de contrôle dépendent exclusivement de l’environnement de déploiement. Dans le cas d’un déploiement pour la production, les capteurs devront être capable d’interpréter le souhaits de l’utilisateur, le traduire via le protocole vu précédemment, et envoyer la reqûete au système de contrôle.</text:p>
      <text:p text:style-name="P11"><text:span text:style-name="T33"><text:tab/>-</text:span><text:span text:style-name="T34">Le cas du déploiement pour une simulation </text:span><text:span text:style-name="T35">graphique</text:span><text:span text:style-name="T34"> sera détaillé plus tard.</text:span></text:p>
      <text:p text:style-name="P42"/>
      <text:p text:style-name="P42"/>
      <text:p text:style-name="P11"><text:soft-page-break/><text:span text:style-name="T16">--</text:span><text:span text:style-name="T17">Cas d’une simulation g</text:span><text:span text:style-name="T18">raphique</text:span><text:span text:style-name="T17">:</text:span><text:span text:style-name="T33"> </text:span></text:p>
      <text:p text:style-name="P44">Description de l’environnement :</text:p>
      <text:p text:style-name="P44"/>
      <text:p text:style-name="P4"><text:span text:style-name="T1">L’</text:span>environnement <text:span text:style-name="T1">qui sera associé à la simulation</text:span> est <text:span text:style-name="T43">exactement le même que celui du cas général avec un détail en plus : </text:span></text:p>
      <text:p text:style-name="P45">- Une vue qui représentera l’ascenseur et tous les capteurs liés à son bon fonctionnement.</text:p>
      <text:p text:style-name="P4"/>
      <text:p text:style-name="P45"><text:s/>En effet simuler sur un environnement qui n’a aucun rapport avec celui de production n’aurai aucun sens.</text:p>
      <text:p text:style-name="P3"/>
      <text:p text:style-name="P18">Les communications <text:span text:style-name="T8">e</text:span>ntre chacun de ses composants <text:span text:style-name="T4">sont</text:span> ansi <text:span text:style-name="T4">organisé</text:span> :</text:p>
      <text:p text:style-name="P20">( ou bien : La communication E/S inter-composants)</text:p>
      <text:p text:style-name="P20"/>
      <text:p text:style-name="P24"><text:span text:style-name="T25"><text:tab/></text:span>Système de contr<text:span text:style-name="T3">ô</text:span>l<text:span text:style-name="T3">e</text:span> → système opérationnel </text:p>
      <text:p text:style-name="P27">Cette communication <text:span text:style-name="T44">sera</text:span> identique <text:span text:style-name="T44">à celle du cas général.</text:span></text:p>
      <text:p text:style-name="P28"><text:tab/><text:span text:style-name="T11">Capteurs pour les requêtes utilisateurs → système de contrôle</text:span></text:p>
      <text:p text:style-name="P29">Cette communication sera identique à celle du cas général.</text:p>
      <text:p text:style-name="P29"><text:tab/><text:span text:style-name="T14">Capteurs pour le changement d’étage de l’ascenseur → système de contrôle</text:span></text:p>
      <text:p text:style-name="P37">Cette communication sera identique à celle du cas général.</text:p>
      <text:p text:style-name="P37"/>
      <text:p text:style-name="P37"><text:tab/>Cependant des communications sont rajouté<text:span text:style-name="T52">e</text:span>s / <text:span text:style-name="T52">modifiées</text:span> :</text:p>
      <text:p text:style-name="P37"><text:tab/><text:span text:style-name="T9">Système Opérationnel → Vue</text:span></text:p>
      <text:p text:style-name="P31">Pour simuler le comportement de l’ascenseur <text:span text:style-name="T45">sur la vue </text:span>le système opérationnel devra communiquer avec <text:span text:style-name="T46">elle</text:span>. <text:span text:style-name="T47">La vue devrat donc proposer une interface qui permettra a un système opérationnel de la modifier.</text:span></text:p>
      <text:p text:style-name="P31"><text:tab/><text:span text:style-name="T19">Capteurs reqûetes utilisateur → Système de contrôle</text:span></text:p>
      <text:p text:style-name="P33"><text:span text:style-name="T49">Le rôle des capteurs sera interprété par des </text:span>boutons. <text:span text:style-name="T49">Ces boutons devront être capable de répondre aux besoins que devaient remplir les capteurs dans le cas général.</text:span></text:p>
      <text:p text:style-name="P34">Il pourront a<text:span text:style-name="T50">u</text:span>ssi avoir un comportement spécifique <text:span text:style-name="T50">lors du clique</text:span> si nécessaire.</text:p>
      <text:p text:style-name="P34"><text:tab/></text:p>
      <text:p text:style-name="P32"><text:span text:style-name="T48"><text:tab/></text:span><text:span text:style-name="T19">Capteur </text:span><text:span text:style-name="T20">changement d’étage</text:span><text:span text:style-name="T19"> → Système de contrôle</text:span></text:p>
      <text:p text:style-name="P35">La vue <text:span text:style-name="T51">simule ce capteur, et devrat donc faire correspondre les changements d’étages sur la simulation avec une notification envoyée au système de contrôle.</text:span></text:p>
      <text:p text:style-name="P35"/>
      <text:p text:style-name="P21">Organisations des E/S intra-composants :</text:p>
      <text:p text:style-name="P26"><text:tab/><text:span text:style-name="T12">Le système Opérationnel :</text:span></text:p>
      <text:p text:style-name="P12"><text:tab/>-<text:span text:style-name="T53">L’organisation est la même que celle du cas général ; au lieu d’intéragir avec le moteur, il intéragira avec la vue.</text:span></text:p>
      <text:p text:style-name="P12"><text:tab/><text:span text:style-name="T13">Le système de Contrôle :</text:span></text:p>
      <text:p text:style-name="P12"><text:span text:style-name="T26"><text:tab/></text:span><text:span text:style-name="T32">-</text:span><text:span text:style-name="T36">Le système de contrôle </text:span><text:span text:style-name="T37">agira</text:span><text:span text:style-name="T38">t</text:span><text:span text:style-name="T37"> exactement de la même manière</text:span></text:p>
      <text:p text:style-name="P13"><text:span text:style-name="T32"><text:tab/></text:span><text:span text:style-name="T21">La vue :</text:span></text:p>
      <text:p text:style-name="P13"><text:span text:style-name="T21"><text:tab/><text:tab/>Les capteurs pour les requêtes utilisateur</text:span><text:span text:style-name="T22">s </text:span><text:span text:style-name="T32">:</text:span></text:p>
      <text:p text:style-name="P14"><text:span text:style-name="T32"><text:tab/><text:tab/></text:span><text:span text:style-name="T39">Pour rappel, ces capteurs sont représentés par des bouttons. </text:span><text:span text:style-name="T40">Ces bouttons devront être capable de transmettre un message </text:span><text:span text:style-name="T41">respectant le protocole de communication</text:span><text:span text:style-name="T40"> en fonction de ce qu’ils représentent dans la vue. </text:span></text:p>
      <text:p text:style-name="P16"><text:tab/><text:tab/><text:span text:style-name="T54">Le capteur pour le changement d’ étage :</text:span></text:p>
      <text:p text:style-name="P36"><text:tab/><text:tab/><text:span text:style-name="T54">La vue devrat détecter par ses propres moyens et notifier le système de contrôle.</text:span></text:p>
      <text:p text:style-name="P30"><text:span text:style-name="T15"><text:tab/><text:tab/></text:span><text:span text:style-name="T23">L’ascenseur :</text:span></text:p>
      <text:p text:style-name="P43"><text:tab/><text:tab/>La vue devrat traduire les instructions reçu par le système opérationnel associé pour une simulation cohé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1:56:31.887779499</meta:creation-date>
    <dc:date>2019-10-09T13:06:34.421261444</dc:date>
    <meta:editing-duration>PT1H9M2S</meta:editing-duration>
    <meta:editing-cycles>129</meta:editing-cycles>
    <meta:generator>LibreOffice/6.0.7.3$Linux_X86_64 LibreOffice_project/00m0$Build-3</meta:generator>
    <meta:document-statistic meta:table-count="0" meta:image-count="0" meta:object-count="0" meta:page-count="2" meta:paragraph-count="67" meta:word-count="794" meta:character-count="5101" meta:non-whitespace-character-count="4320"/>
  </office:meta>
</office:document-meta>
</file>